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vertical-align="middle"/>
    </style:style>
    <style:style style:name="gr2" style:family="graphic" style:parent-style-name="standard">
      <style:graphic-properties draw:fill-color="#ffffff" draw:textarea-vertical-align="middl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stroke="dash" draw:stroke-dash="Fine_20_Dashed"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P1" style:family="paragraph">
      <style:paragraph-properties fo:text-align="center"/>
    </style:style>
    <style:style style:name="P2" style:family="paragraph">
      <style:paragraph-properties fo:text-align="center"/>
      <style:text-properties style:text-underline-style="none"/>
    </style:style>
    <style:style style:name="T1"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2" xml:id="id2" draw:id="id2" draw:layer="layout" svg:width="3.9cm" svg:height="2.4cm" svg:x="1.5cm" svg:y="6.7cm">
          <text:p text:style-name="P1"><text:span text:style-name="T1">Vertebrados</text:span></text:p>
        </draw:ellipse>
        <draw:ellipse draw:style-name="gr2" draw:text-style-name="P1" xml:id="id1" draw:id="id1" draw:layer="layout" svg:width="3.7cm" svg:height="3.1cm" svg:x="6.9cm" svg:y="14.6cm">
          <text:p text:style-name="P1">Félidos</text:p>
        </draw:ellipse>
        <draw:ellipse draw:style-name="gr2" draw:text-style-name="P2" xml:id="id4" draw:id="id4" draw:layer="layout" svg:width="3.7cm" svg:height="3.1cm" svg:x="6.4cm" svg:y="10.7cm">
          <text:p text:style-name="P1"><text:span text:style-name="T1">Vegetarianos</text:span></text:p>
        </draw:ellipse>
        <draw:ellipse draw:style-name="gr1" draw:text-style-name="P1" xml:id="id5" draw:id="id5" draw:layer="layout" svg:width="3.9cm" svg:height="2.4cm" svg:x="7.1cm" svg:y="4.5cm">
          <text:p text:style-name="P1">Animales</text:p>
        </draw:ellipse>
        <draw:ellipse draw:style-name="gr1" draw:text-style-name="P1" xml:id="id3" draw:id="id3" draw:layer="layout" svg:width="5.1cm" svg:height="3.1cm" svg:x="12.3cm" svg:y="8.2cm">
          <text:p text:style-name="P1">Carnívoros</text:p>
        </draw:ellipse>
        <draw:custom-shape draw:style-name="gr3" draw:text-style-name="P1" xml:id="id6" draw:id="id6" draw:layer="layout" svg:width="4.6cm" svg:height="4.1cm" svg:x="13cm" svg:y="1.6cm">
          <text:p text:style-name="P1">Se</text:p>
          <text:p text:style-name="P1">Alimenta</text:p>
          <text:p text:style-name="P1">De</text:p>
          <text:p text:style-name="P1">(0, nil)</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4" draw:text-style-name="P1" draw:layer="layout" draw:type="curve" svg:x1="6.9cm" svg:y1="16.15cm" svg:x2="3.45cm" svg:y2="9.1cm" draw:start-shape="id1" draw:start-glue-point="3" draw:end-shape="id2" draw:end-glue-point="2" svg:d="M6900 16150c-2300 0-3450-2350-3450-7050">
          <text:p/>
        </draw:connector>
        <draw:connector draw:style-name="gr4" draw:text-style-name="P1" draw:layer="layout" draw:type="curve" svg:x1="10.6cm" svg:y1="16.15cm" svg:x2="14.85cm" svg:y2="11.3cm" draw:start-shape="id1" draw:start-glue-point="1" draw:end-shape="id3" draw:end-glue-point="2" svg:d="M10600 16150c2834 0 4250-1616 4250-4850">
          <text:p/>
        </draw:connector>
        <draw:connector draw:style-name="gr4" draw:text-style-name="P1" draw:layer="layout" draw:type="curve" svg:x1="6.4cm" svg:y1="12.25cm" svg:x2="5.4cm" svg:y2="7.9cm" draw:start-shape="id4" draw:start-glue-point="3" draw:end-shape="id2" draw:end-glue-point="1" svg:d="M6400 12250c-780 0-520-2350-510-2350 11 0 261-2000-490-2000">
          <text:p/>
        </draw:connector>
        <draw:connector draw:style-name="gr4" draw:text-style-name="P1" draw:layer="layout" draw:type="curve" svg:x1="8.25cm" svg:y1="10.7cm" svg:x2="9.05cm" svg:y2="6.9cm" draw:start-shape="id4" draw:start-glue-point="0" draw:end-shape="id5" svg:d="M8250 10700c0-2850 800-950 800-3800">
          <text:p/>
        </draw:connector>
        <draw:connector draw:style-name="gr4" draw:text-style-name="P1" draw:layer="layout" draw:type="curve" svg:x1="12.3cm" svg:y1="9.75cm" svg:x2="11cm" svg:y2="5.7cm" draw:start-shape="id3" draw:start-glue-point="3" draw:end-shape="id5" svg:d="M12300 9750c-975 0-325-4050-1300-4050">
          <text:p/>
        </draw:connector>
        <draw:connector draw:style-name="gr5" draw:text-style-name="P1" draw:layer="layout" draw:type="curve" svg:x1="13cm" svg:y1="3.65cm" svg:x2="9.05cm" svg:y2="4.5cm" draw:start-shape="id6" draw:start-glue-point="5" draw:end-shape="id5" draw:end-glue-point="0" svg:d="M13000 3650c-2634 0-3950 283-3950 850">
          <text:p text:style-name="P1">r/v</text:p>
        </draw:connector>
        <draw:connector draw:style-name="gr6" draw:text-style-name="P1" draw:layer="layout" draw:type="curve" svg:x1="14.85cm" svg:y1="8.2cm" svg:x2="15.3cm" svg:y2="5.7cm" draw:start-shape="id3" draw:start-glue-point="0" draw:end-shape="id6" draw:end-glue-point="6" svg:d="M14850 8200c0-1873 450-624 450-2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_20_unfilled" draw:display-name="Square unfilled" svg:viewBox="0 0 300 300" svg:d="M0 0h300v300h-300zM20 20h260v260h-26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iovanni Rescia</meta:initial-creator>
    <meta:creation-date>2017-01-21T18:06:54</meta:creation-date>
    <dc:date>2017-01-22T18:07:27</dc:date>
    <dc:creator>Giovanni Rescia</dc:creator>
    <meta:editing-duration>PT2H30M58S</meta:editing-duration>
    <meta:editing-cycles>4</meta:editing-cycles>
    <meta:generator>OpenOffice/4.1.3$Unix OpenOffice.org_project/413m1$Build-9783</meta:generator>
    <meta:document-statistic meta:object-count="13"/>
  </office:meta>
</office:document-meta>
</file>